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ap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outline1">
      <style:graphic-properties draw:stroke="none" svg:stroke-width="0cm" draw:fill="solid" draw:fill-color="#000000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00ff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0" presentation:style-name="pr1" draw:text-style-name="P2" draw:layer="layout" svg:width="21.589cm" svg:height="3.221cm" svg:x="1.905cm" svg:y="2.198cm" presentation:class="title" presentation:user-transformed="true">
          <draw:text-box>
            <text:p text:style-name="P1"><text:span text:style-name="T1">Ansible</text:span><text:span text:style-name="T1"><text:line-break/></text:span><text:span text:style-name="T1">it make IT simple</text:span></text:p>
          </draw:text-box>
        </draw:frame>
        <draw:frame draw:name="Shape 31" presentation:style-name="pr2" draw:text-style-name="P3" draw:layer="layout" svg:width="21.589cm" svg:height="2.179cm" svg:x="2.029cm" svg:y="6.556cm" presentation:class="subtitle" presentation:user-transformed="true">
          <draw:text-box>
            <text:p text:style-name="P1"><text:span text:style-name="T2">(A lie)</text:span></text:p>
            <text:p text:style-name="P1"><text:span text:style-name="T2"/></text:p>
            <text:p text:style-name="P1"><text:span text:style-name="T3">Ram on Agmon</text:span></text:p>
            <text:p text:style-name="P1"><text:span text:style-name="T3"><text:s/></text:span><text:span text:style-name="T3">ram-on@tikalk.com</text:span></text:p>
            <text:p text:style-name="P1"><text:span text:style-name="T3"><text:s/></text:span><text:span text:style-name="T3">Tikal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name="Shape 33" draw:style-name="gr1" draw:layer="layout" svg:width="16.932cm" svg:height="9.524cm" svg:x="1.059cm" svg:y="1.905cm" draw:page-number="1" presentation:class="page"/>
          <draw:frame draw:name="Shape 3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aption">
        <draw:frame draw:name="Shape 36" presentation:style-name="pr4" draw:text-style-name="P5" draw:layer="layout" svg:width="22.859cm" svg:height="5.487cm" svg:x="1.27cm" svg:y="3.996cm" presentation:class="outline" presentation:user-transformed="true">
          <draw:text-box>
            <text:p text:style-name="P1"><text:span text:style-name="T3">IT will never be simple (again)</text:span></text:p>
            <text:p text:style-name="P1"><text:span text:style-name="T3"><text:s/></text:span><text:span text:style-name="T3">But ansible makes it a bit less complicated.</text:span></text:p>
            <text:p text:style-name="P1"><text:span text:style-name="T3"><text:s/></text:span><text:span text:style-name="T3">No more manual configuration - everything is a code.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name="Shape 38" draw:style-name="gr1" draw:layer="layout" svg:width="16.932cm" svg:height="9.524cm" svg:x="1.059cm" svg:y="1.905cm" draw:page-number="2" presentation:class="page"/>
          <draw:frame draw:name="Shape 3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s" draw:style-name="dp1" draw:master-page-name="Title_20_and_20_body" presentation:presentation-page-layout-name="AL2T1">
        <draw:frame draw:name="Shape 41" presentation:style-name="pr6" draw:text-style-name="P7" draw:layer="layout" svg:width="22.859cm" svg:height="10.348cm" svg:x="1.27cm" svg:y="3.334cm" presentation:class="outline" presentation:user-transformed="true">
          <draw:text-box>
            <text:p text:style-name="P6"><text:span text:style-name="T3">$&gt; Creating templates (for the cloud and other)</text:span></text:p>
            <text:p text:style-name="P6"><text:span text:style-name="T3">$&gt; Managing productions, scale out, scale in (prod, pre-prod, test)</text:span></text:p>
            <text:p text:style-name="P6"><text:span text:style-name="T3"/></text:p>
          </draw:text-box>
        </draw:frame>
        <draw:frame draw:name="Shape 42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Use cases</text:span></text:p>
          </draw:text-box>
        </draw:frame>
        <presentation:notes draw:style-name="dp2">
          <draw:page-thumbnail draw:name="Shape 44" draw:style-name="gr1" draw:layer="layout" svg:width="16.932cm" svg:height="9.524cm" svg:x="1.059cm" svg:y="1.905cm" draw:page-number="3" presentation:class="page"/>
          <draw:frame draw:name="Shape 4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old systems" draw:style-name="dp1" draw:master-page-name="Title_20_and_20_body" presentation:presentation-page-layout-name="AL2T1">
        <draw:frame draw:name="Shape 47" presentation:style-name="pr6" draw:text-style-name="P7" draw:layer="layout" svg:width="22.859cm" svg:height="10.348cm" svg:x="1.27cm" svg:y="3.334cm" presentation:class="outline" presentation:user-transformed="true">
          <draw:text-box>
            <text:p text:style-name="P6"><text:span text:style-name="T6">chef; puppet; satellite rip; juju</text:span></text:p>
            <text:p text:style-name="P6"><text:span text:style-name="T6"/></text:p>
            <text:p text:style-name="P6"><text:span text:style-name="T6">$&gt; Ruby Recipes (if any)</text:span></text:p>
            <text:p text:style-name="P6"><text:span text:style-name="T6">$&gt; User must have good coding skills and code understanding.</text:span></text:p>
            <text:p text:style-name="P6"><text:span text:style-name="T6">$&gt; Heavy backbone or in the cloud (solr, postgress, chef, web)</text:span></text:p>
            <text:p text:style-name="P6"><text:span text:style-name="T6">$&gt; Where are the variables? Data bag and other.</text:span></text:p>
            <text:p text:style-name="P6"><text:span text:style-name="T6">$&gt; Flexibility.</text:span></text:p>
            <text:p text:style-name="P6"><text:span text:style-name="T6">$&gt; Scale out to new environments.</text:span></text:p>
            <text:p text:style-name="P6"><text:span text:style-name="T6">$&gt; Difficult debugging (if any).</text:span></text:p>
            <text:p text:style-name="P6"><text:span text:style-name="T6"/></text:p>
          </draw:text-box>
        </draw:frame>
        <draw:frame draw:name="Shape 48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The old systems</text:span></text:p>
          </draw:text-box>
        </draw:frame>
        <presentation:notes draw:style-name="dp2">
          <draw:page-thumbnail draw:name="Shape 50" draw:style-name="gr1" draw:layer="layout" svg:width="16.932cm" svg:height="9.524cm" svg:x="1.059cm" svg:y="1.905cm" draw:page-number="4" presentation:class="page"/>
          <draw:frame draw:name="Shape 5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nsible is so good?" draw:style-name="dp1" draw:master-page-name="Title_20_and_20_body" presentation:presentation-page-layout-name="AL2T1">
        <draw:frame draw:name="Shape 53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Simplicity, orchestraction and flexiblity.</text:span></text:p>
            <text:p text:style-name="P9"><text:span text:style-name="T3"># Very rich buildin modules.</text:span></text:p>
            <text:p text:style-name="P9"><text:span text:style-name="T3"># You almost don’t need to write “code”.</text:span></text:p>
            <text:p text:style-name="P9"><text:span text:style-name="T3"># Scale out and scale in.</text:span></text:p>
            <text:p text:style-name="P9"><text:span text:style-name="T3"># vim - everything is a file (git)</text:span></text:p>
            <text:p text:style-name="P9"><text:span text:style-name="T3"># automation.</text:span></text:p>
            <text:p text:style-name="P9"><text:span text:style-name="T3"># ssh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Shape 54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Why Ansible is so good?</text:span></text:p>
          </draw:text-box>
        </draw:frame>
        <presentation:notes draw:style-name="dp2">
          <draw:page-thumbnail draw:name="Shape 56" draw:style-name="gr1" draw:layer="layout" svg:width="16.932cm" svg:height="9.524cm" svg:x="1.059cm" svg:y="1.905cm" draw:page-number="5" presentation:class="page"/>
          <draw:frame draw:name="Shape 5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state" draw:style-name="dp1" draw:master-page-name="Title_20_and_20_body" presentation:presentation-page-layout-name="AL2T1">
        <draw:frame draw:name="Shape 59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What does "The state of the system" mean?</text:span></text:p>
            <text:p text:style-name="P6"><text:span text:style-name="T3">$&gt; Some people want a client on the machines -&gt; the risk of a perfect firestorm.</text:span></text:p>
            <text:p text:style-name="P6"><text:span text:style-name="T3"/></text:p>
            <text:p text:style-name="P6"><text:span text:style-name="T3"/></text:p>
          </draw:text-box>
        </draw:frame>
        <draw:frame draw:name="Shape 60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System state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6" presentation:class="page"/>
          <draw:frame draw:name="Shape 6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h" draw:style-name="dp1" draw:master-page-name="Title_20_and_20_body" presentation:presentation-page-layout-name="AL2T1">
        <draw:frame draw:name="Shape 65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You should work from a linux machine.</text:span></text:p>
            <text:p text:style-name="P6"><text:span text:style-name="T3">$&gt; ssh keys, tunneling and reverse tunneling.</text:span></text:p>
            <text:p text:style-name="P6"><text:span text:style-name="T3"/></text:p>
          </draw:text-box>
        </draw:frame>
        <draw:frame draw:name="Shape 66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ssh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7" presentation:class="page"/>
          <draw:frame draw:name="Shape 69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ations" draw:style-name="dp1" draw:master-page-name="Title_20_and_20_body" presentation:presentation-page-layout-name="AL2T1">
        <draw:frame draw:name="Shape 71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Use the instructions on Ansible site.</text:span></text:p>
            <text:p text:style-name="P6"><text:span text:style-name="T3">$&gt; Make sure you install the latest version.</text:span></text:p>
            <text:p text:style-name="P6"><text:span text:style-name="T3"/></text:p>
            <text:p text:style-name="P6"><text:span text:style-name="T3"/></text:p>
          </draw:text-box>
        </draw:frame>
        <draw:frame draw:name="Shape 72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Installations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8" presentation:class="page"/>
          <draw:frame draw:name="Shape 7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" draw:style-name="dp1" draw:master-page-name="Title_20_and_20_body" presentation:presentation-page-layout-name="AL2T1">
        <draw:frame draw:name="Shape 77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Large scale.</text:span></text:p>
            <text:p text:style-name="P6"><text:span text:style-name="T3">$&gt; Lack of web interface or gui.</text:span></text:p>
            <text:p text:style-name="P6"><text:span text:style-name="T3">$&gt; Reporting (api)</text:span></text:p>
            <text:p text:style-name="P6"><text:span text:style-name="T3">$&gt; ssh (ansible pull)</text:span></text:p>
            <text:p text:style-name="P6"><text:span text:style-name="T3"/></text:p>
            <text:p text:style-name="P6"><text:span text:style-name="T3"/></text:p>
          </draw:text-box>
        </draw:frame>
        <draw:frame draw:name="Shape 78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Limitations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9" presentation:class="page"/>
          <draw:frame draw:name="Shape 8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hop" draw:style-name="dp1" draw:master-page-name="Title_20_and_20_body" presentation:presentation-page-layout-name="AL2T1">
        <draw:frame draw:name="Shape 83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ansible-playbook -&gt; run a playbooks</text:span></text:p>
            <text:p text:style-name="P6"><text:span text:style-name="T3">$&gt; ansible all -a "id" -&gt; run a command on all the machines</text:span></text:p>
            <text:p text:style-name="P6"><text:span text:style-name="T3">$&gt; ansible-galaxy -&gt; you might not want to use it.</text:span></text:p>
            <text:p text:style-name="P6"><text:span text:style-name="T3">$&gt; ansible all -m setup -&gt; see all the facts (ohai style)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name="Shape 84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Workshop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10" presentation:class="page"/>
          <draw:frame draw:name="Shape 8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hop" draw:style-name="dp1" draw:master-page-name="Title_20_and_20_body" presentation:presentation-page-layout-name="AL2T1">
        <draw:frame draw:name="Shape 89" presentation:style-name="pr9" draw:text-style-name="P10" draw:layer="layout" svg:width="22.859cm" svg:height="10.348cm" svg:x="1.27cm" svg:y="3.334cm" presentation:class="outline" presentation:user-transformed="true">
          <draw:text-box>
            <text:p text:style-name="P6"><text:span text:style-name="T3">$&gt; Quick look at the playbooks.</text:span></text:p>
            <text:p text:style-name="P6"><text:span text:style-name="T3">$&gt; /etc/hosts</text:span></text:p>
            <text:p text:style-name="P6"><text:span text:style-name="T3">$&gt; Templates and loops.</text:span></text:p>
            <text:p text:style-name="P6"><text:span text:style-name="T3">$&gt; </text:span><text:span text:style-name="T3"><text:tab/></text:span><text:span text:style-name="T3">Group variables and host variables.</text:span></text:p>
            <text:p text:style-name="P6"><text:span text:style-name="T3">$&gt; Using tags and set variables from the cli.</text:span></text:p>
            <text:p text:style-name="P6"><text:span text:style-name="T3"/></text:p>
          </draw:text-box>
        </draw:frame>
        <draw:frame draw:name="Shape 90" presentation:style-name="pr7" draw:text-style-name="P8" draw:layer="layout" svg:width="22.859cm" svg:height="2.381cm" svg:x="1.27cm" svg:y="0.572cm" presentation:class="title" presentation:user-transformed="true">
          <draw:text-box>
            <text:p text:style-name="P1"><text:span text:style-name="T5">Workshop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11" presentation:class="page"/>
          <draw:frame draw:name="Shape 9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000000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000000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Mpr1" draw:text-style-name="MP5" draw:layer="backgroundobjects" svg:width="21.589cm" svg:height="3.221cm" svg:x="1.905cm" svg:y="4.398cm" presentation:class="title" presentation:user-transformed="true">
        <draw:text-box>
          <text:p/>
        </draw:text-box>
      </draw:frame>
      <draw:frame draw:name="Shape 10" presentation:style-name="Mpr2" draw:text-style-name="MP6" draw:layer="backgroundobjects" svg:width="21.589cm" svg:height="2.179cm" svg:x="1.905cm" svg:y="7.889cm" presentation:class="subtitle" presentation:user-transformed="true">
        <draw:text-box>
          <text:p/>
        </draw:text-box>
      </draw:frame>
      <draw:frame draw:name="Shape 11" presentation:style-name="Mpr3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1">
      <draw:frame draw:name="Shape 25" presentation:style-name="Caption-outline1" draw:layer="backgroundobjects" svg:width="22.859cm" svg:height="1.442cm" svg:x="1.27cm" svg:y="12.24cm" presentation:class="outline" presentation:placeholder="true" presentation:user-transformed="true">
        <draw:text-box/>
      </draw:frame>
      <draw:frame draw:name="Shape 26" presentation:style-name="Mpr6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Mpr9" draw:text-style-name="MP9" draw:layer="backgroundobjects" svg:width="22.859cm" svg:height="2.38cm" svg:x="1.27cm" svg:y="0.572cm" presentation:class="title" presentation:user-transformed="true">
        <draw:text-box>
          <text:p/>
        </draw:text-box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10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/5.0.2.2$Linux_X86_64 LibreOffice_project/00m0$Build-2</meta:generator>
  </office:meta>
</office:document-meta>
</file>